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The Lord Incarnates as Mohinī-Mūrti</text:p>
      <text:p text:style-name="P1"/>
      <text:p text:style-name="P1">This chapter describes how the demons, being enchanted by the beauty of the Mohinī form, agreed to hand over the container of nectar to Mohinīdevī, who tactfully delivered it to the demigods.</text:p>
      <text:p text:style-name="P1"/>
      <text:p text:style-name="P1">When the demons got possession of the container of nectar, an extraordinarily beautiful young woman appeared before them. All the demons became captivated by the young woman’s beauty and became attached to Her. Now, because the demons were fighting among themselves to possess the nectar, they selected this beautiful woman as a mediator to settle their quarrel. Taking advantage of their weakness in this regard, Mohinī, the incarnation of the Supreme Personality of Godhead, got the demons to promise that whatever decision She might give, they would not refuse to accept it. When the demons made this promise, the beautiful woman, Mohinī-mūrti, had the demigods and demons sit in different lines so that She could distribute the nectar. She knew that the demons were quite unfit to drink the nectar. Therefore, by cheating them She distributed all the nectar to the demigods. When the demons saw this cheating of Mohinī-mūrti, they remained silent. But one demon, named Rāhu, dressed himself like a demigod and sat down in the line of the demigods. He sat beside the sun and the moon. When the Supreme Personality of Godhead understood how Rāhu was cheating, He immediately cut off the demon’s head. Rāhu, however, had already tasted the nectar, and therefore although his head was severed, he remained alive. After the demigods finished drinking the nectar, the Supreme Personality of Godhead assumed His own form. Śukadeva Gosvāmī ends this chapter by describing how powerful is the chanting of the holy names, pastimes and paraphernalia of the Supreme Personality of Godhead.</text:p>
      <text:p text:style-name="P1"/>
      <text:p text:style-name="P1">Text 1:</text:p>
      <text:p text:style-name="P1"><text:s text:c="4"/>Śukadeva Gosvāmī said: Thereafter, the demons became inimical toward one another. Throwing and snatching the container of nectar, they gave up their friendly relationship. Meanwhile, they saw a very beautiful young woman coming forward toward them.</text:p>
      <text:p text:style-name="P1"/>
      <text:p text:style-name="P1">Text 2:</text:p>
      <text:p text:style-name="P1"><text:soft-page-break/><text:s text:c="4"/>Upon seeing the beautiful woman, the demons said, “Alas, how wonderful is Her beauty, how wonderful the luster of Her body, and how wonderful the beauty of Her youthful age!” Speaking in this way, they quickly approached Her, full of lusty desires to enjoy Her, and began to inquire from Her in many ways.</text:p>
      <text:p text:style-name="P1"/>
      <text:p text:style-name="P1">Text 3:</text:p>
      <text:p text:style-name="P1"><text:s text:c="4"/>O wonderfully beautiful girl, You have such nice eyes, resembling the petals of a lotus flower. Who are You? Where do You come from? What is Your purpose in coming here, and to whom do You belong? O You whose thighs are extraordinarily beautiful, our minds are becoming agitated simply because of seeing You.</text:p>
      <text:p text:style-name="P1"/>
      <text:p text:style-name="P1">Text 4:</text:p>
      <text:p text:style-name="P1"><text:s text:c="4"/>What to speak of human beings, even the demigods, demons, Siddhas, Gandharvas, Cāraṇas and the various directors of the universe, the Prajāpatis, have never touched You before. It is not that we are unable to understand Your identity.</text:p>
      <text:p text:style-name="P1"/>
      <text:p text:style-name="P1">Text 5:</text:p>
      <text:p text:style-name="P1"><text:s text:c="4"/>O beautiful girl with beautiful eyebrows, certainly Providence, by His causeless mercy, has sent You to please the senses and minds of all of us. Is this not a fact?</text:p>
      <text:p text:style-name="P1"/>
      <text:p text:style-name="P1">Text 6:</text:p>
      <text:p text:style-name="P1"><text:s text:c="4"/>We are now all engaged in enmity among ourselves because of this one subject matter — the container of nectar. Although we have been born in the same family, we are becoming increasingly inimical. O thin-waisted woman, who are so beautiful in Your prestigious position, we therefore request You to favor us by settling our dispute.</text:p>
      <text:p text:style-name="P1"/>
      <text:p text:style-name="P1">Text 7:</text:p>
      <text:p text:style-name="P1"><text:s text:c="4"/>All of us, both demons and demigods, have been born of the same father, Kaśyapa, and thus we are related as brothers. But now we are exhibiting our personal prowess in dissension. Therefore we request You to settle our dispute and divide the nectar equally among us.</text:p>
      <text:p text:style-name="P1"/>
      <text:p text:style-name="P1">Text 8:</text:p>
      <text:p text:style-name="P1"><text:soft-page-break/><text:s text:c="4"/>Having thus been requested by the demons, the Supreme Personality of Godhead, who had assumed the form of a beautiful woman, began to smile. Looking at them with attractive feminine gestures, She spoke as follows.</text:p>
      <text:p text:style-name="P1"/>
      <text:p text:style-name="P1">Text 9:</text:p>
      <text:p text:style-name="P1"><text:s text:c="4"/>The Supreme Personality of Godhead, in the form of Mohinī, told the demons: O sons of Kaśyapa Muni, I am only a prostitute. How is it that you have so much faith in Me? A learned person never puts his faith in a woman.</text:p>
      <text:p text:style-name="P1"/>
      <text:p text:style-name="P1">Text 10:</text:p>
      <text:p text:style-name="P1"><text:s text:c="4"/>O demons, as monkeys, jackals and dogs are unsteady in their sexual relationships and want newer and newer friends every day, women who live independently seek new friends daily. Friendship with such a woman is never permanent. This is the opinion of learned scholars.</text:p>
      <text:p text:style-name="P1"/>
      <text:p text:style-name="P1">Text 11:</text:p>
      <text:p text:style-name="P1"><text:s text:c="4"/>Śrī Śukadeva Gosvāmī continued: After the demons heard the words of Mohinī-mūrti, who had spoken as if jokingly, they were all very confident. They laughed with gravity, and ultimately they delivered the container of nectar into Her hands.</text:p>
      <text:p text:style-name="P1"/>
      <text:p text:style-name="P1">Text 12:</text:p>
      <text:p text:style-name="P1"><text:s text:c="4"/>Thereafter, the Supreme Personality of Godhead, having taken possession of the container of nectar, smiled slightly and spoke in attractive words. She said: My dear demons, if you accept whatever I may do, whether honest or dishonest, then I can take responsibility for dividing the nectar among you.</text:p>
      <text:p text:style-name="P1"/>
      <text:p text:style-name="P1">Text 13:</text:p>
      <text:p text:style-name="P1"><text:s text:c="4"/>The chiefs of the demons were not very expert in deciding things. Upon hearing the sweet words of Mohinī-mūrti, they immediately assented. “Yes,” they answered. “What You have said is all right.” Thus the demons agreed to accept Her decision.</text:p>
      <text:p text:style-name="P1"/>
      <text:p text:style-name="P1">Texts 14-15:</text:p>
      <text:p text:style-name="P1"><text:s text:c="4"/>The demigods and demons then observed a fast. After bathing, they offered clarified butter and oblations into the fire and gave charity to the <text:soft-page-break/>cows and to the brāhmaṇas and members of the other orders of society, namely the kṣatriyas, vaiśyas and śūdras, who were all rewarded as they deserved. Thereafter, the demigods and demons performed ritualistic ceremonies under the directions of the brāhmaṇas. Then they dressed themselves with new garments according to their own choice, decorated their bodies with ornaments, and sat facing east on seats made of kuśa grass.</text:p>
      <text:p text:style-name="P1"/>
      <text:p text:style-name="P1">Texts 16-17:</text:p>
      <text:p text:style-name="P1"><text:s text:c="4"/>O King, as the demigods and demons sat facing east in an arena fully decorated with flower garlands and lamps and fragrant with the smoke of incense, that woman, dressed in a most beautiful sari, Her ankle bells tinkling, entered the arena, walking very slowly because of Her big, low hips. Her eyes were restless due to youthful pride, Her breasts were like water jugs, Her thighs resembled the trunks of elephants, and She carried a waterpot in Her hand.</text:p>
      <text:p text:style-name="P1"/>
      <text:p text:style-name="P1">Text 18:</text:p>
      <text:p text:style-name="P1"><text:s text:c="4"/>Her attractive nose and cheeks and Her ears, adorned with golden earrings, made Her face very beautiful. As She moved, Her sari’s border on Her breasts moved slightly aside. When the demigods and demons saw these beautiful features of Mohinī-mūrti, who was glancing at them and slightly smiling, they were all completely enchanted.</text:p>
      <text:p text:style-name="P1"/>
      <text:p text:style-name="P1">Text 19:</text:p>
      <text:p text:style-name="P1"><text:s text:c="4"/>Demons are by nature crooked like snakes. Therefore, to distribute a share of the nectar to them was not at all feasible, since this would be as dangerous as supplying milk to a snake. Considering this, the Supreme Personality of Godhead, who never falls down, did not deliver a share of nectar to the demons.</text:p>
      <text:p text:style-name="P1"/>
      <text:p text:style-name="P1">Text 20:</text:p>
      <text:p text:style-name="P1"><text:s text:c="4"/>The Supreme Personality of Godhead as Mohinī-mūrti, the master of the universe, arranged separate lines of sitting places and seated the demigods and demons according to their positions.</text:p>
      <text:p text:style-name="P1"/>
      <text:p text:style-name="P1">Text 21:</text:p>
      <text:p text:style-name="P1"><text:s text:c="4"/>Taking the container of nectar in Her hands, She first approached the demons, satisfied them with sweet words and thus cheated them of their <text:soft-page-break/>share of the nectar. Then She administered the nectar to the demigods, who were sitting at a distant place, to make them free from invalidity, old age and death.</text:p>
      <text:p text:style-name="P1"/>
      <text:p text:style-name="P1">Text 22:</text:p>
      <text:p text:style-name="P1"><text:s text:c="4"/>O King, since the demons had promised to accept whatever the woman did, whether just or unjust, now, to keep this promise, to show their equilibrium and to save themselves from fighting with a woman, they remained silent.</text:p>
      <text:p text:style-name="P1"/>
      <text:p text:style-name="P1">Text 23:</text:p>
      <text:p text:style-name="P1"><text:s text:c="4"/>The demons had developed affection for Mohinī-mūrti and a kind of faith in Her, and they were afraid of disturbing their relationship. Therefore they showed respect and honor to Her words and did not say anything that might disturb their friendship with Her.</text:p>
      <text:p text:style-name="P1"/>
      <text:p text:style-name="P1">Text 24:</text:p>
      <text:p text:style-name="P1"><text:s text:c="4"/>Rāhu, the demon who causes eclipses of the sun and moon, covered himself with the dress of a demigod and thus entered the assembly of the demigods and drank nectar without being detected by anyone, even by the Supreme Personality of Godhead. The moon and the sun, however, because of permanent animosity toward Rāhu, understood the situation. Thus Rāhu was detected.</text:p>
      <text:p text:style-name="P1"/>
      <text:p text:style-name="P1">Text 25:</text:p>
      <text:p text:style-name="P1"><text:s text:c="4"/>The Supreme Personality of Godhead, Hari, using His disc, which was sharp like a razor, at once cut off Rāhu’s head. When Rāhu’s head was severed from his body, the body, being untouched by the nectar, could not survive.</text:p>
      <text:p text:style-name="P1"/>
      <text:p text:style-name="P1">Text 26:</text:p>
      <text:p text:style-name="P1"><text:s text:c="4"/>Rāhu’s head, however, having been touched by the nectar, became immortal. Thus Lord Brahmā accepted Rāhu’s head as one of the planets. Since Rāhu is an eternal enemy of the moon and the sun, he always tries to attack them on the nights of the full moon and the dark moon.</text:p>
      <text:p text:style-name="P1"/>
      <text:p text:style-name="P1">Text 27:</text:p>
      <text:p text:style-name="P1"><text:s text:c="4"/>The Supreme Personality of Godhead is the best friend and well-wisher of the three worlds. Thus when the demigods had almost finished drinking <text:soft-page-break/>the nectar, the Lord, in the presence of all the demons, disclosed His original form.</text:p>
      <text:p text:style-name="P1"/>
      <text:p text:style-name="P1">Text 28:</text:p>
      <text:p text:style-name="P1"><text:s text:c="4"/>The place, the time, the cause, the purpose, the activity and the ambition were all the same for both the demigods and the demons, but the demigods achieved one result and the demons another. Because the demigods are always under the shelter of the dust of the Lord’s lotus feet, they could very easily drink the nectar and get its result. The demons, however, not having sought shelter at the lotus feet of the Lord, were unable to achieve the result they desired.</text:p>
      <text:p text:style-name="P1"/>
      <text:p text:style-name="P1">Text 29:</text:p>
      <text:p text:style-name="P1"><text:s text:c="4"/>In human society there are various activities performed for the protection of one’s wealth and life by one’s words, one’s mind and one’s actions, but they are all performed for one’s personal or extended sense gratification with reference to the body. All these activities are baffled because of being separate from devotional service. But when the same activities are performed for the satisfaction of the Lord, the beneficial results are distributed to everyone, just as water poured on the root of a tree is distributed throughout the entire tre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5:05.443000000</dc:date>
    <meta:editing-duration>PT20S</meta:editing-duration>
    <meta:editing-cycles>1</meta:editing-cycles>
    <meta:document-statistic meta:table-count="0" meta:image-count="0" meta:object-count="0" meta:page-count="6" meta:paragraph-count="58" meta:word-count="1714" meta:character-count="10210" meta:non-whitespace-character-count="8445"/>
  </office:meta>
</office:document-meta>
</file>